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ca01" officeooo:paragraph-rsid="001a1fab"/>
    </style:style>
    <style:style style:name="P2" style:family="paragraph" style:parent-style-name="Standard">
      <style:text-properties officeooo:rsid="001a1fab" officeooo:paragraph-rsid="001a1fab"/>
    </style:style>
    <style:style style:name="P3" style:family="paragraph" style:parent-style-name="Standard">
      <style:text-properties officeooo:rsid="001dda7d" officeooo:paragraph-rsid="001dda7d"/>
    </style:style>
    <style:style style:name="T1" style:family="text">
      <style:text-properties officeooo:rsid="00194c8b"/>
    </style:style>
    <style:style style:name="T2" style:family="text">
      <style:text-properties style:text-underline-style="solid" style:text-underline-type="double" style:text-underline-width="auto" style:text-underline-color="font-color" officeooo:rsid="00194c8b"/>
    </style:style>
    <style:style style:name="T3" style:family="text">
      <style:text-properties officeooo:rsid="001c511a"/>
    </style:style>
    <style:style style:name="T4" style:family="text">
      <style:text-properties officeooo:rsid="001f82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vitation ist die auffälligste Kraft im All und darf deshalb bei einem solchen Spiel nicht fehlen. <text:span text:style-name="T1">Dabei reichen die Möglichkeiten jedoch von $O(nlog(n))$ vereinfachter Newton Gravitation bis hin zur allgemeinen Relativität. </text:span></text:p>
      <text:p text:style-name="P1"/>
      <text:p text:style-name="P1"><text:span text:style-name="T1">Die einfachste Art, die Newton Gravitation, berechnet man zwischen jedem Paar von Körpern im System und bestimmt so die Beschleunigung des ersten Körpers zum Zweiten als $a = G \</text:span><text:span text:style-name="T2">frac</text:span><text:span text:style-name="T1">{m_2}{r^2}$, wobei $G$ die Gravitationskonstante, $m_2$ die Masse des zweiten Körpers und $r$ der Abstand zwischen Beiden ist.</text:span></text:p>
      <text:p text:style-name="P1"/>
      <text:p text:style-name="P2">Um dies zu beschleunigen, bietet es sich an, fernere Elemente nicht so genau zu betrachten. Dazu erstellt man beispielsweise einen Octtree, welcher mit den Koordinaten indiziert ist. Jeder Knoten dieses Baums speichert das Massenzentrum aller Unterelemente. Ein Blatt speichert somit das genaue Massenzentrum eines Objekts, während die nächste Stufe bis zu vier Objekte vereinigt, danach bis zu <text:span text:style-name="T3">$4^n$. Nun kann man für ein Objekt nur die Beschleunigung zu den Nachbarelementen auf allen Stufen berechnen und bekommt somit in $O(log(n))$ pro Objekt eine gute Annäherung mit nahezu linearer Laufzeit.</text:span></text:p>
      <text:p text:style-name="P2"/>
      <text:p text:style-name="P3">Um genauere Ergebnisse zu erreichen, welche Effekte wie d<text:span text:style-name="T4">ie Periheldrehung des Merkurs entsprechend den Messergebnissen vorhersagen, gibt mindestens eine zurechtgebogene Version von Newtons Gravitation in Form eines zusätzlichen Terms, welcher von der Geschwindigkeit beider Körper zueinander abhängt.</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6:36:48.112000000</meta:creation-date>
    <meta:generator>LibreOffice/4.1.4.2$Windows_x86 LibreOffice_project/0a0440ccc0227ad9829de5f46be37cfb6edcf72</meta:generator>
    <dc:date>2014-10-10T15:13:58.675000000</dc:date>
    <meta:editing-duration>P1DT22H35M30S</meta:editing-duration>
    <meta:editing-cycles>8</meta:editing-cycles>
    <meta:document-statistic meta:table-count="0" meta:image-count="0" meta:object-count="0" meta:page-count="1" meta:paragraph-count="4" meta:word-count="203" meta:character-count="1434" meta:non-whitespace-character-count="1234"/>
  </office:meta>
</office:document-meta>
</file>